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071cm" text:min-label-width="1.39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1.09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-line ticket selling system overview</text:p>
      <text:p text:style-name="P9"/>
      <text:list text:style-name="L1">
        <text:list-header>
          <text:p text:style-name="P2">Приложението представлява система за продажва на автобусни билети он-лайн. Следните основни характеристики трябва да бъдат поддържани:</text:p>
          <text:p text:style-name="P2"/>
        </text:list-header>
        <text:list-item>
          <text:p text:style-name="P11"><text:s/>Административен панел</text:p>
          <text:list>
            <text:list-item>
              <text:p text:style-name="P2"><text:s/>достъп на различни потребители от различни организации (фирми-превозвачи). Регистриране с избор на организация, към която да бъде регистрацията.</text:p>
            </text:list-item>
            <text:list-item>
              <text:p text:style-name="P2"><text:s/>нива на достъп – разрешено добавяне/модифициране на маршрути и отбелязване на закупен билет в системата. Администратор с права за одобряване на нови потребители на фирмата. </text:p>
            </text:list-item>
            <text:list-item>
              <text:p text:style-name="P2"><text:s/>добавяне на маршрути:</text:p>
              <text:list>
                <text:list-item>
                  <text:p text:style-name="P2">добавяне на маршрут от точка А до точка Б, с възможност за междинни спирки. Посочване на приблизително време на потегляне и пристигане от/на всяка спирка.</text:p>
                </text:list-item>
                <text:list-item>
                  <text:p text:style-name="P2">определеняне различни курсове обслужващи един маршрут (ден от седмицата и час). Възможност за отбелязване на “цялата седмица”, което означава, че зацялата седмица часовете на курсовете са както в един посочен ден.</text:p>
                </text:list-item>
                <text:list-item>
                  <text:p text:style-name="P2">добавяне на извънредни курсове / маршрути (с фиксирани дата и час, необвързани с предишно въведено разписание)</text:p>
                </text:list-item>
                <text:list-item>
                  <text:p text:style-name="P2">определене цените на билетите за даден маршрут, м/у междинни/крайни спирки. Ако не е посочена цена м/у две междинни спирки, то превозвачът не качва пътници за този подмаршрут.</text:p>
                </text:list-item>
                <text:list-item>
                  <text:p text:style-name="P2">определяне броя места в автобуса, както и евентуално нестандартно разрпеделение на номерата (напр. четни – до прозорец, нечетни – до пътека, и др.)</text:p>
                </text:list-item>
                <text:list-item>
                  <text:p text:style-name="P2">настройване на намаления (в процент / в абсолютна стойност)</text:p>
                  <text:list>
                    <text:list-header>
                      <text:p text:style-name="P2"/>
                    </text:list-header>
                  </text:list>
                </text:list-item>
              </text:list>
            </text:list-item>
            <text:list-item>
              <text:p text:style-name="P2">отбелязване на закупен билет</text:p>
              <text:list>
                <text:list-item>
                  <text:p text:style-name="P2">с идея да бъде използван на компютри, поставени с бюрата за продажба на билети.</text:p>
                </text:list-item>
                <text:list-item>
                  <text:p text:style-name="P2">отбелязване на заето място (с попълване на цена – редовен/с намаление)</text:p>
                </text:list-item>
                <text:list-item>
                  <text:p text:style-name="P2">разпечатване на билет (?) с <text:span text:style-name="T1">уникален идентификатор от системата.</text:span></text:p>
                </text:list-item>
                <text:list-item>
                  <text:p text:style-name="P2">възможност за форматиране на билет чрез template. (?)</text:p>
                  <text:list>
                    <text:list-header>
                      <text:p text:style-name="P2"/>
                    </text:list-header>
                  </text:list>
                </text:list-item>
              </text:list>
            </text:list-item>
            <text:list-item>
              <text:p text:style-name="P2">разпечатване на пътен лист – разпечатване на всички закупени билети, с техните номера – както тези, продадени на каса, така и тези, закупени он-лайн – с цел предаване в автобуса и проверка на пътниците.</text:p>
              <text:p text:style-name="P2"/>
            </text:list-item>
            <text:list-item>
              <text:p text:style-name="P2">статистика на курсовете – използвани места, закупени билети онлйан и др. Графики.</text:p>
              <text:list>
                <text:list-header>
                  <text:p text:style-name="P2"/>
                </text:list-header>
              </text:list>
            </text:list-item>
          </text:list>
        </text:list-item>
        <text:list-item>
          <text:p text:style-name="P11"><text:s/>Клиентски портал</text:p>
          <text:list>
            <text:list-item>
              <text:p text:style-name="P2">регистрация – регистриране и попълване на данни, които автоматично се изпращат при закупуване на билет. Регистрацията е задължителна за закупуване на билет, с цел предотвратяване на проблеми произтичащи от интернет свързаността - всеки потребител ще може да отвори страницата за печат на вече закупен билет (напр. в случай, че връзката прекъсне в момента на зареждане на тази страница).</text:p>
            </text:list-item>
            <text:list-item>
              <text:p text:style-name="P2">история – регистрираните потребители разполагат с история на своите <text:soft-page-break/>закупени билети (вж. предната точка)</text:p>
            </text:list-item>
            <text:list-item>
              <text:p text:style-name="P2">търсене на маршрут и курс. Това става в цялата база данни, включвайки всички превозвачи използващи системата. Подреждането, при пълно съвпадение на критериите е на случаен принцип.</text:p>
            </text:list-item>
            <text:list-item>
              <text:p text:style-name="P2">проверка на наличните свободни места в автобуса.</text:p>
            </text:list-item>
            <text:list-item>
              <text:p text:style-name="P2">закупуване на билет</text:p>
              <text:list>
                <text:list-item>
                  <text:p text:style-name="P2">посочване на начална и крайна спирка за маршрута.</text:p>
                </text:list-item>
                <text:list-item>
                  <text:p text:style-name="P2">без възможност за намаление, поради невъзможността за он-лайн идентифициране на критериите за намаление (?)</text:p>
                </text:list-item>
                <text:list-item>
                  <text:p text:style-name="P2">избор на място в автобуса (възможност за избор на случайно място)</text:p>
                </text:list-item>
                <text:list-item>
                  <text:p text:style-name="P2">след попълненване на гореспоменатите данни, предстои плащане. Три варианта:</text:p>
                  <text:list>
                    <text:list-item>
                      <text:p text:style-name="P2">през ePay.bg</text:p>
                    </text:list-item>
                    <text:list-item>
                      <text:p text:style-name="P2">през eBG.bg</text:p>
                    </text:list-item>
                    <text:list-item>
                      <text:p text:style-name="P2">с кредитна карта (?)</text:p>
                    </text:list-item>
                  </text:list>
                </text:list-item>
                <text:list-item>
                  <text:p text:style-name="P2">при започване на процедурата за плащане, започва транзакция, която заключва избраното място. Ако в момент преди започване на транзакцията мястото вече е заето, но потребителят е избрал 'случайно място', то се избира ново, свободно, случайно място. В противен случай системата предлага нов избор.</text:p>
                </text:list-item>
                <text:list-item>
                  <text:p text:style-name="P2">при завършване на плащането, транзакцията се commit-ва. При неуспешно плащане – rollback.</text:p>
                </text:list-item>
                <text:list-item>
                  <text:p text:style-name="P2">Транзакцията няма да се осъществява на database ниво, с цел предотвратяване на продължителни заключвания и други проблеми. Вместо това при избор на място, ще се добавя, с флаг “committed=false”. При rollback записът се трие. При commit се променя стойността на флага. Rollback трябва да се случва и след определен timeout (напр. изтичане на http сесията).</text:p>
                </text:list-item>
                <text:list-item>
                  <text:p text:style-name="P2">След успешно приключване на плащането (и commit на транзакцията) на потребителя се показва екран за разпечатване на билет, с уникален идентификатор от системата.</text:p>
                </text:list-item>
              </text:list>
            </text:list-item>
          </text:list>
        </text:list-item>
      </text:list>
      <text:p text:style-name="P10"/>
      <text:list text:style-name="L1" text:continue-numbering="true">
        <text:list-item>
          <text:p text:style-name="P11">Главен административен панел</text:p>
          <text:list>
            <text:list-item>
              <text:p text:style-name="P2">Главният административен панел е предназначен за собственика на системата.</text:p>
            </text:list-item>
            <text:list-item>
              <text:p text:style-name="P2">Организации се регистрират през административния панел (стандартния), но получават активация само след сключване на договор. При неизплащане на месечните си задължения, биват временно деактивирани. 1-вият месец е безплатен.</text:p>
            </text:list-item>
            <text:list-item>
              <text:p text:style-name="P2">Възможност за преглед на организации и техните задължения. Отбелязване на изплатени задължения. Разпечатване на фактури.</text:p>
            </text:list-item>
            <text:list-item>
              <text:p text:style-name="P2">Статистика за системата</text:p>
              <text:p text:style-name="P2"/>
            </text:list-item>
          </text:list>
        </text:list-item>
        <text:list-item>
          <text:p text:style-name="P11">Уникален идентификатор</text:p>
          <text:list>
            <text:list-item>
              <text:p text:style-name="P2">Уникалният идентификатор се генерира за всеки билет. В образуването вземат участие фирмата (1-вите цифри), маршрута (2-рите), курса (3-тите), датата (4-тите) и случайно число (4-6 цифрено) (5-тите). 3-тите и 4-тите цифри е нужно да бъдат е неявен вид с цел предотвратяване на злоупотреб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main" style:family="paragraph" style:parent-style-name="Contents_20_Heading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8-07-20T11:25:57</dc:date>
    <meta:editing-cycles>62</meta:editing-cycles>
    <meta:editing-duration>PT1H41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691" meta:character-count="4741"/>
  </office:meta>
</office:document-meta>
</file>